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38aa8a" officeooo:paragraph-rsid="0038aa8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6pt" fo:font-weight="bold" officeooo:paragraph-rsid="0038aa8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fo:font-weight="normal" officeooo:paragraph-rsid="0038aa8a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background-color="#ddddd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Liberation Serif" fo:font-size="16pt" fo:font-weight="bold" officeooo:paragraph-rsid="000d670f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Liberation Serif" fo:font-size="14pt" officeooo:paragraph-rsid="000d670f" style:font-size-asian="14pt" style:font-size-complex="14pt"/>
    </style:style>
    <style:style style:name="P8" style:family="paragraph" style:parent-style-name="Standard">
      <style:text-properties style:font-name="Liberation Serif" fo:font-size="12pt" officeooo:paragraph-rsid="000d670f" fo:background-color="#81d41a" style:font-size-asian="12pt" style:font-size-complex="12pt"/>
    </style:style>
    <style:style style:name="P9" style:family="paragraph" style:parent-style-name="Standard">
      <style:text-properties style:font-name="Liberation Serif" fo:font-size="14pt" officeooo:paragraph-rsid="001485fe" style:font-size-asian="14pt" style:font-size-complex="14pt"/>
    </style:style>
    <style:style style:name="P10" style:family="paragraph" style:parent-style-name="Standard">
      <style:text-properties style:font-name="Liberation Serif" fo:font-size="14pt" officeooo:paragraph-rsid="00157646" style:font-size-asian="14pt" style:font-size-complex="14pt"/>
    </style:style>
    <style:style style:name="P11" style:family="paragraph" style:parent-style-name="Preformatted_20_Text">
      <style:text-properties fo:font-size="14pt" officeooo:paragraph-rsid="000d670f" style:font-size-asian="14pt" style:font-size-complex="14pt"/>
    </style:style>
    <style:style style:name="P12" style:family="paragraph" style:parent-style-name="Standard">
      <style:text-properties style:font-name="Liberation Serif" fo:font-size="14pt" officeooo:rsid="004bcd60" officeooo:paragraph-rsid="004bcd60" style:font-size-asian="14pt" style:font-size-complex="14pt"/>
    </style:style>
    <style:style style:name="P13" style:family="paragraph" style:parent-style-name="Standard">
      <style:text-properties style:font-name="Liberation Serif" fo:font-size="12pt" officeooo:rsid="004bcd60" officeooo:paragraph-rsid="004bcd60" fo:background-color="#81d41a" style:font-size-asian="12pt" style:font-size-complex="12pt"/>
    </style:style>
    <style:style style:name="P14" style:family="paragraph" style:parent-style-name="Standard">
      <style:text-properties style:font-name="Liberation Serif" fo:font-size="14pt" fo:font-weight="bold" officeooo:paragraph-rsid="000d670f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Liberation Serif" fo:font-size="14pt" officeooo:rsid="0072a6d9" officeooo:paragraph-rsid="0072a6d9" style:font-size-asian="14pt" style:font-size-complex="14pt"/>
    </style:style>
    <style:style style:name="P16" style:family="paragraph" style:parent-style-name="Standard">
      <style:text-properties fo:language="en" fo:country="US"/>
    </style:style>
    <style:style style:name="P17" style:family="paragraph" style:parent-style-name="Standard">
      <style:text-properties style:font-name="Liberation Serif" fo:font-size="14pt" fo:language="en" fo:country="US" officeooo:rsid="005dc6e1" officeooo:paragraph-rsid="005dc6e1" style:font-size-asian="14pt" style:font-size-complex="14pt"/>
    </style:style>
    <style:style style:name="P18" style:family="paragraph" style:parent-style-name="Standard">
      <style:text-properties style:font-name="Liberation Serif" fo:font-size="14pt" fo:language="en" fo:country="US" officeooo:rsid="005c9e11" officeooo:paragraph-rsid="005c9e11" style:font-size-asian="14pt" style:font-size-complex="14pt"/>
    </style:style>
    <style:style style:name="P19" style:family="paragraph" style:parent-style-name="Standard">
      <style:text-properties style:font-name="Liberation Serif" fo:font-size="14pt" officeooo:paragraph-rsid="003e7ab0" style:font-size-asian="14pt" style:font-size-complex="14pt"/>
    </style:style>
    <style:style style:name="P20" style:family="paragraph" style:parent-style-name="Standard">
      <style:text-properties style:font-name="Liberation Serif" fo:font-size="12pt" officeooo:paragraph-rsid="003e7ab0" fo:background-color="#81d41a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6pt" fo:font-weight="bold" officeooo:paragraph-rsid="002de8f1" style:font-size-asian="16pt" style:font-weight-asian="bold" style:font-size-complex="16pt" style:font-weight-complex="bold"/>
    </style:style>
    <style:style style:name="P22" style:family="paragraph" style:parent-style-name="Standard">
      <style:text-properties style:font-name="Liberation Serif" fo:font-size="14pt" officeooo:paragraph-rsid="002de8f1" style:font-size-asian="14pt" style:font-size-complex="14pt"/>
    </style:style>
    <style:style style:name="P23" style:family="paragraph" style:parent-style-name="Standard">
      <style:text-properties style:font-name="Liberation Serif" fo:font-size="14pt" fo:language="en" fo:country="US" officeooo:rsid="005b54ee" officeooo:paragraph-rsid="005b54ee" style:font-size-asian="14pt" style:font-size-complex="14pt"/>
    </style:style>
    <style:style style:name="P24" style:family="paragraph" style:parent-style-name="Standard">
      <style:text-properties fo:language="en" fo:country="US" officeooo:paragraph-rsid="0065cc2a"/>
    </style:style>
    <style:style style:name="P25" style:family="paragraph" style:parent-style-name="Standard">
      <style:text-properties style:font-name="Liberation Serif" fo:font-size="14pt" fo:language="en" fo:country="US" officeooo:rsid="00580cf2" officeooo:paragraph-rsid="00580cf2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6pt" fo:font-weight="bold" officeooo:paragraph-rsid="000d670f" style:font-size-asian="16pt" style:font-weight-asian="bold" style:font-size-complex="16pt" style:font-weight-complex="bold"/>
    </style:style>
    <style:style style:name="P27" style:family="paragraph" style:parent-style-name="Standard">
      <style:text-properties style:font-name="Liberation Serif" fo:font-size="14pt" officeooo:paragraph-rsid="000d670f" fo:background-color="transparent" style:font-size-asian="12.25pt" style:font-size-complex="14pt"/>
    </style:style>
    <style:style style:name="P28" style:family="paragraph" style:parent-style-name="Standard">
      <style:text-properties style:font-name="Liberation Serif" fo:font-size="12pt" officeooo:paragraph-rsid="000d670f" fo:background-color="transparent" style:font-size-asian="12pt" style:font-size-complex="12pt"/>
    </style:style>
    <style:style style:name="P29" style:family="paragraph" style:parent-style-name="Standard">
      <style:text-properties style:font-name="Liberation Serif" fo:font-size="12pt" officeooo:rsid="007798c0" officeooo:paragraph-rsid="007798c0" fo:background-color="transparent" style:font-size-asian="12pt" style:font-size-complex="12pt"/>
    </style:style>
    <style:style style:name="P30" style:family="paragraph" style:parent-style-name="Standard">
      <style:text-properties style:font-name="Liberation Serif" fo:font-size="14pt" officeooo:rsid="00402e56" officeooo:paragraph-rsid="00402e56" fo:background-color="transparent" style:font-size-asian="14pt" style:font-size-complex="14pt"/>
    </style:style>
    <style:style style:name="P31" style:family="paragraph" style:parent-style-name="Standard">
      <style:text-properties style:font-name="Liberation Serif" fo:font-size="14pt" officeooo:rsid="007798c0" officeooo:paragraph-rsid="007798c0" fo:background-color="transparent" style:font-size-asian="14pt" style:font-size-complex="14pt"/>
    </style:style>
    <style:style style:name="P32" style:family="paragraph" style:parent-style-name="Standard">
      <style:text-properties style:font-name="Liberation Serif" fo:font-size="14pt" officeooo:paragraph-rsid="000d670f" fo:background-color="transparent" style:font-size-asian="14pt" style:font-size-complex="14pt"/>
    </style:style>
    <style:style style:name="P33" style:family="paragraph" style:parent-style-name="Standard">
      <style:text-properties style:font-name="Liberation Serif" fo:font-size="14pt" officeooo:rsid="0049c1cb" officeooo:paragraph-rsid="0049c1cb" fo:background-color="transparent" style:font-size-asian="14pt" style:font-size-complex="14pt"/>
    </style:style>
    <style:style style:name="P34" style:family="paragraph" style:parent-style-name="Standard">
      <style:text-properties style:font-name="Liberation Serif" fo:font-size="14pt" officeooo:paragraph-rsid="0049c1cb" fo:background-color="transparent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officeooo:paragraph-rsid="0049c1cb" fo:background-color="#81d41a" style:font-size-asian="12pt" style:font-size-complex="12pt"/>
    </style:style>
    <style:style style:name="P36" style:family="paragraph" style:parent-style-name="Standard">
      <style:text-properties style:font-name="Liberation Serif" fo:font-size="14pt" officeooo:rsid="0049c1cb" officeooo:paragraph-rsid="0049c1cb" style:font-size-asian="14pt" style:font-size-complex="14pt"/>
    </style:style>
    <style:style style:name="P37" style:family="paragraph" style:parent-style-name="Standard">
      <style:text-properties style:font-name="Liberation Serif" fo:font-size="14pt" officeooo:rsid="0079bbfa" officeooo:paragraph-rsid="0079bbfa" style:font-size-asian="14pt" style:font-size-complex="14pt"/>
    </style:style>
    <style:style style:name="P38" style:family="paragraph" style:parent-style-name="Standard">
      <style:text-properties style:font-name="Liberation Serif" fo:font-size="14pt" fo:font-weight="normal" officeooo:paragraph-rsid="000d670f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Liberation Serif" fo:font-size="16pt" fo:language="ru" fo:country="RU" fo:font-weight="bold" officeooo:rsid="00683b7d" officeooo:paragraph-rsid="00683b7d" fo:background-color="transparent" style:font-size-asian="16pt" style:font-weight-asian="bold" style:font-size-complex="16pt" style:font-weight-complex="bold"/>
    </style:style>
    <style:style style:name="P40" style:family="paragraph" style:parent-style-name="Standard">
      <style:text-properties style:font-name="Liberation Serif" fo:font-size="14pt" officeooo:rsid="00683b7d" officeooo:paragraph-rsid="00683b7d" fo:background-color="transparent" style:font-size-asian="14pt" style:font-size-complex="14pt"/>
    </style:style>
    <style:style style:name="P41" style:family="paragraph" style:parent-style-name="Standard">
      <style:text-properties style:font-name="Liberation Serif" fo:font-size="12pt" fo:language="en" fo:country="US" officeooo:rsid="00683b7d" officeooo:paragraph-rsid="00683b7d" fo:background-color="transparent" style:font-size-asian="12pt" style:font-size-complex="12pt"/>
    </style:style>
    <style:style style:name="T1" style:family="text">
      <style:text-properties officeooo:rsid="0038aa8a"/>
    </style:style>
    <style:style style:name="T2" style:family="text">
      <style:text-properties officeooo:rsid="000a3964"/>
    </style:style>
    <style:style style:name="T3" style:family="text">
      <style:text-properties fo:language="ru" fo:country="RU" officeooo:rsid="0047e0f3"/>
    </style:style>
    <style:style style:name="T4" style:family="text">
      <style:text-properties fo:background-color="#ff972f" loext:char-shading-value="0"/>
    </style:style>
    <style:style style:name="T5" style:family="text">
      <style:text-properties fo:language="en" fo:country="US" fo:background-color="#ff972f" loext:char-shading-value="0"/>
    </style:style>
    <style:style style:name="T6" style:family="text">
      <style:text-properties fo:language="en" fo:country="US" officeooo:rsid="007fb459" fo:background-color="#ff972f" loext:char-shading-value="0"/>
    </style:style>
    <style:style style:name="T7" style:family="text">
      <style:text-properties fo:language="ru" fo:country="RU" fo:font-weight="bold" officeooo:rsid="004bcd60" style:font-weight-asian="bold" style:font-weight-complex="bold"/>
    </style:style>
    <style:style style:name="T8" style:family="text">
      <style:text-properties fo:language="ru" fo:country="RU" officeooo:rsid="004bcd60"/>
    </style:style>
    <style:style style:name="T9" style:family="text">
      <style:text-properties fo:language="ru" fo:country="RU"/>
    </style:style>
    <style:style style:name="T10" style:family="text">
      <style:text-properties fo:language="en" fo:country="US" officeooo:rsid="001485fe"/>
    </style:style>
    <style:style style:name="T11" style:family="text">
      <style:text-properties fo:font-weight="bold" officeooo:rsid="004bcd60" style:font-weight-asian="bold" style:font-weight-complex="bold"/>
    </style:style>
    <style:style style:name="T12" style:family="text">
      <style:text-properties officeooo:rsid="004bcd60"/>
    </style:style>
    <style:style style:name="T13" style:family="text">
      <style:text-properties officeooo:rsid="00157646"/>
    </style:style>
    <style:style style:name="T14" style:family="text">
      <style:text-properties officeooo:rsid="001485fe"/>
    </style:style>
    <style:style style:name="T15" style:family="text">
      <style:text-properties officeooo:rsid="0016d8b3"/>
    </style:style>
    <style:style style:name="T16" style:family="text">
      <style:text-properties fo:font-style="normal" fo:background-color="#2a6099" loext:char-shading-value="0" style:font-style-asian="normal" style:font-style-complex="normal"/>
    </style:style>
    <style:style style:name="T17" style:family="text">
      <style:text-properties fo:language="en" fo:country="US" fo:font-style="normal" officeooo:rsid="007e22b7" fo:background-color="#2a6099" loext:char-shading-value="0" style:font-style-asian="normal" style:font-style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Liberation Serif" fo:font-size="12pt" fo:background-color="#81d41a" loext:char-shading-value="0" style:font-size-asian="12pt" style:font-size-complex="12pt"/>
    </style:style>
    <style:style style:name="T20" style:family="text">
      <style:text-properties fo:font-style="normal" fo:background-color="#ff972f" loext:char-shading-value="0" style:font-style-asian="normal" style:font-style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background-color="#2a6099" loext:char-shading-value="0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fo:background-color="#ff972f" loext:char-shading-value="0" style:font-weight-asian="normal" style:font-weight-complex="normal"/>
    </style:style>
    <style:style style:name="T25" style:family="text">
      <style:text-properties officeooo:rsid="00759d3d"/>
    </style:style>
    <style:style style:name="T26" style:family="text">
      <style:text-properties fo:language="en" fo:country="US" fo:background-color="#2a6099" loext:char-shading-value="0"/>
    </style:style>
    <style:style style:name="T27" style:family="text">
      <style:text-properties fo:language="en" fo:country="US"/>
    </style:style>
    <style:style style:name="T28" style:family="text">
      <style:text-properties fo:language="ru" fo:country="RU" officeooo:rsid="0074734f"/>
    </style:style>
    <style:style style:name="T29" style:family="text">
      <style:text-properties fo:background-color="transparent" loext:char-shading-value="0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officeooo:rsid="002c59ce"/>
    </style:style>
    <style:style style:name="T32" style:family="text">
      <style:text-properties fo:font-weight="bold" officeooo:rsid="003e7ab0" style:font-weight-asian="bold" style:font-weight-complex="bold"/>
    </style:style>
    <style:style style:name="T33" style:family="text">
      <style:text-properties officeooo:rsid="002de8f1"/>
    </style:style>
    <style:style style:name="T34" style:family="text">
      <style:text-properties fo:color="#ff0000" loext:opacity="100%"/>
    </style:style>
    <style:style style:name="T35" style:family="text">
      <style:text-properties officeooo:rsid="002f0d92"/>
    </style:style>
    <style:style style:name="T36" style:family="text">
      <style:text-properties fo:language="ru" fo:country="RU" officeooo:rsid="005b54ee"/>
    </style:style>
    <style:style style:name="T37" style:family="text">
      <style:text-properties fo:language="ru" fo:country="RU" officeooo:rsid="00668927"/>
    </style:style>
    <style:style style:name="T38" style:family="text">
      <style:text-properties fo:language="en" fo:country="US" officeooo:rsid="005ef63e"/>
    </style:style>
    <style:style style:name="T39" style:family="text">
      <style:text-properties officeooo:rsid="0033783f"/>
    </style:style>
    <style:style style:name="T40" style:family="text">
      <style:text-properties officeooo:rsid="0060777c"/>
    </style:style>
    <style:style style:name="T41" style:family="text">
      <style:text-properties officeooo:rsid="00341fd7"/>
    </style:style>
    <style:style style:name="T42" style:family="text">
      <style:text-properties fo:font-weight="bold" officeooo:rsid="00426c57" style:font-weight-asian="bold" style:font-weight-complex="bold"/>
    </style:style>
    <style:style style:name="T43" style:family="text">
      <style:text-properties officeooo:rsid="00426c57"/>
    </style:style>
    <style:style style:name="T44" style:family="text">
      <style:text-properties officeooo:rsid="00402e56"/>
    </style:style>
    <style:style style:name="T45" style:family="text">
      <style:text-properties fo:language="en" fo:country="US" fo:background-color="#ff8000" loext:char-shading-value="0"/>
    </style:style>
    <style:style style:name="T46" style:family="text">
      <style:text-properties fo:language="ru" fo:country="RU" officeooo:rsid="00774b28"/>
    </style:style>
    <style:style style:name="T47" style:family="text">
      <style:text-properties fo:language="ru" fo:country="RU" officeooo:rsid="007798c0"/>
    </style:style>
    <style:style style:name="T48" style:family="text">
      <style:text-properties fo:font-weight="normal" officeooo:rsid="00426c57" style:font-weight-asian="normal" style:font-weight-complex="normal"/>
    </style:style>
    <style:style style:name="T49" style:family="text">
      <style:text-properties fo:font-weight="normal" officeooo:rsid="0060777c" style:font-weight-asian="normal" style:font-weight-complex="normal"/>
    </style:style>
    <style:style style:name="T50" style:family="text">
      <style:text-properties fo:font-weight="bold" officeooo:rsid="0049c1cb" style:font-weight-asian="bold" style:font-weight-complex="bold"/>
    </style:style>
    <style:style style:name="T51" style:family="text">
      <style:text-properties fo:font-weight="normal" officeooo:rsid="0049c1cb" style:font-weight-asian="normal" style:font-weight-complex="normal"/>
    </style:style>
    <style:style style:name="T52" style:family="text">
      <style:text-properties officeooo:rsid="0036192e"/>
    </style:style>
    <style:style style:name="T53" style:family="text">
      <style:text-properties officeooo:rsid="00780b69" fo:background-color="#2a6099" loext:char-shading-value="0"/>
    </style:style>
    <style:style style:name="T54" style:family="text">
      <style:text-properties officeooo:rsid="0079bbfa" fo:background-color="#2a6099" loext:char-shading-value="0"/>
    </style:style>
    <style:style style:name="T55" style:family="text">
      <style:text-properties fo:language="en" fo:country="US" officeooo:rsid="007cd410" fo:background-color="#2a6099" loext:char-shading-value="0"/>
    </style:style>
    <style:style style:name="T56" style:family="text">
      <style:text-properties fo:language="ru" fo:country="RU" fo:background-color="#81d41a" loext:char-shading-value="0"/>
    </style:style>
    <style:style style:name="T57" style:family="text">
      <style:text-properties fo:language="ru" fo:country="RU" officeooo:rsid="006af24c"/>
    </style:style>
    <style:style style:name="T58" style:family="text">
      <style:text-properties officeooo:rsid="006af24c"/>
    </style:style>
    <style:style style:name="T59" style:family="text">
      <style:text-properties fo:language="en" fo:country="US" officeooo:rsid="006af24c"/>
    </style:style>
    <style:style style:name="T60" style:family="text">
      <style:text-properties fo:background-color="#81d41a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700_1379458100"/>СТРУКТУРА ПАПОК.</text:p>
      <text:p text:style-name="P2"/>
      <text:p text:style-name="P3"><text:span text:style-name="T1">П</text:span><text:span text:style-name="T2">ример </text:span><text:span text:style-name="T3">структуры</text:span><text:span text:style-name="T2">:</text:span> "<text:span text:style-name="T4">/root/firemq-deb-builder/</text:span><text:span text:style-name="T5">firemq-0</text:span><text:span text:style-name="T6">1</text:span><text:span text:style-name="T5">.1</text:span><text:span text:style-name="T6">1</text:span><text:span text:style-name="T5">.25</text:span><text:span text:style-name="T4">-</text:span><text:span text:style-name="T6">linux</text:span><text:span text:style-name="T4">-amd64</text:span>":</text:p>
      <text:p text:style-name="P4">~/firemq-deb-builder/firemq-template/</text:p>
      <text:p text:style-name="Standard">~/firemq-deb-builder/firemq-template/DEBIAN/ (тут файлы control, postinst "исполняемый", postrm "исполняемый", prerm "исполняемый")</text:p>
      <text:p text:style-name="P4">~/firemq-deb-builder/firemq-template/etc/firemq/certs/ (тут файлы сертификатов)</text:p>
      <text:p text:style-name="Standard">~/firemq-deb-builder/firemq-template/etc/firemq/config/ (тут конфиги)</text:p>
      <text:p text:style-name="P4">~/firemq-deb-builder/firemq-template/lib/systemd/system/ (тут файл "firemq.service")</text:p>
      <text:p text:style-name="Standard">~/firemq-deb-builder/firemq-template/opt/firemq/ (бинарные файлы "FiReMQ" и "ServerUpdater")</text:p>
      <text:p text:style-name="P4">~/firemq-deb-builder/firemq-template/usr/local/share/firemq/ (директории "data" и "7z")</text:p>
      <text:p text:style-name="Standard">~/firemq-deb-builder/firemq-template/var/backups/firemq/Backup/ (тут будут создаваться бэкапы)</text:p>
      <text:p text:style-name="P4">~/firemq-deb-builder/firemq-template/var/lib/firemq/ (тут будут создаваться директории с БД, загрузками и другими файлами "db", "Downloads", "Info_files")</text:p>
      <text:p text:style-name="Standard">~/firemq-deb-builder/firemq-template/var/log/firemq/ (тут будут создаваться логи)</text:p>
      <text:p text:style-name="P5"/>
      <text:p text:style-name="P5"/>
      <text:p text:style-name="P5"/>
      <text:p text:style-name="P5"/>
      <text:p text:style-name="P6">Шаг 1: ПОДГОТОВКА РАБОЧЕГО ПРОСТРАНСТВА</text:p>
      <text:p text:style-name="P7"/>
      <text:p text:style-name="P7"><text:span text:style-name="T7">1)</text:span><text:span text:style-name="T8"> </text:span><text:span text:style-name="T9">Созда</text:span><text:span text:style-name="T10">ё</text:span><text:span text:style-name="T9">м</text:span> главную директорию для сборки и переходим в неё:</text:p>
      <text:p text:style-name="P8">mkdir ~/firemq-deb-builder</text:p>
      <text:p text:style-name="P8">cd ~/firemq-deb-builder</text:p>
      <text:p text:style-name="P7"/>
      <text:p text:style-name="P7"/>
      <text:p text:style-name="P9"><text:span text:style-name="T11">2)</text:span><text:span text:style-name="T12"> </text:span>Создаём структуру пакета (имя-пакета_версия_архитектура):</text:p>
      <text:p text:style-name="P10"><text:span text:style-name="T13">Конечный </text:span><text:span text:style-name="T14">пакет будет </text:span><text:span text:style-name="T13">выглядеть вот так, </text:span><text:span text:style-name="T15">пример</text:span><text:span text:style-name="T13">:</text:span><text:span text:style-name="T14"> "</text:span><text:span text:style-name="T16">firemq-0</text:span><text:span text:style-name="T17">1</text:span><text:span text:style-name="T16">.1</text:span><text:span text:style-name="T17">1</text:span><text:span text:style-name="T16">.25-</text:span><text:span text:style-name="T17">linux</text:span><text:span text:style-name="T16">-amd64</text:span><text:span text:style-name="T18">".</text:span></text:p>
      <text:p text:style-name="P7">Имя пакета: firemq (в нижнем регистре).</text:p>
      <text:p text:style-name="P7">Версия: 08.10.25 (в виде даты).</text:p>
      <text:p text:style-name="P7">Архитектура: amd64 (для 64-битных систем).</text:p>
      <text:p text:style-name="P11"><text:span text:style-name="Source_20_Text"><text:span text:style-name="T19">mkdir -p firemq-template</text:span></text:span></text:p>
      <text:p text:style-name="P7"/>
      <text:p text:style-name="P12">3) Устанавливаем утилиты для сборки (<text:span text:style-name="T18">выполняется один раз</text:span>):</text:p>
      <text:p text:style-name="P13">apt update</text:p>
      <text:p text:style-name="P13">apt install -y dpkg-dev build-essential lintian</text:p>
      <text:p text:style-name="P7"/>
      <text:p text:style-name="P7"/>
      <text:p text:style-name="P7"/>
      <text:p text:style-name="P7"/>
      <text:p text:style-name="P6">Шаг 2: РАЗМЕЩЕНИЕ ФАЙЛОВ ПРИЛОЖЕНИЯ</text:p>
      <text:p text:style-name="P7"/>
      <text:p text:style-name="P7">Внутри "<text:span text:style-name="T20">firemq-template/</text:span>" будет воссоздана точная копия того, как файлы должны быть расположены в корневой файловой системе (/).</text:p>
      <text:p text:style-name="P7"/>
      <text:p text:style-name="P7"><text:soft-page-break/><text:span text:style-name="T21">1)</text:span> Исполняемые файлы "<text:span text:style-name="T4">/opt/firemq</text:span>" (это место для скомпилированных программ):</text:p>
      <text:p text:style-name="P7">Скопировать бинарники "<text:span text:style-name="T22">FiReMQ</text:span>" и "<text:span text:style-name="T22">ServerUpdater</text:span>" в эту папку.</text:p>
      <text:p text:style-name="P8">mkdir -p firemq-template/opt/firemq</text:p>
      <text:p text:style-name="P7"/>
      <text:p text:style-name="P7"/>
      <text:p text:style-name="P14"><text:span text:style-name="T21"/></text:p>
      <text:p text:style-name="P14">2)<text:span text:style-name="T23"> Файлы конфигурации и сертификатов "</text:span><text:span text:style-name="T24">/etc/firemq</text:span><text:span text:style-name="T23">" (здесь будут лежать конфиги):</text:span></text:p>
      <text:p text:style-name="P7">Скопировать папку с правилами "<text:span text:style-name="T22">rules</text:span>", файлы "<text:span text:style-name="T22">crs-setup.conf</text:span>" и "<text:span text:style-name="T22">coraza.conf</text:span>" в папку "<text:span text:style-name="T22">config</text:span>" <text:span text:style-name="T25">(остальные конфиги генерируются автоматически)</text:span>.</text:p>
      <text:p text:style-name="P15">Папка "<text:span text:style-name="T26">certs</text:span>" <text:span text:style-name="T27">остаётся пустой, </text:span><text:span text:style-name="T9">там сгенерируются </text:span><text:span text:style-name="T28">с</text:span><text:span text:style-name="T9">ертификаты автоматически, при первом запуске </text:span><text:span text:style-name="T27">FiReMQ.</text:span></text:p>
      <text:p text:style-name="P8">mkdir -p firemq-template/etc/firemq/config</text:p>
      <text:p text:style-name="P8">mkdir -p firemq-template/etc/firemq/certs</text:p>
      <text:p text:style-name="P7"/>
      <text:p text:style-name="P7"/>
      <text:p text:style-name="P7"><text:span text:style-name="T21">3)</text:span> Веб-данные и утилита 7-Zip "<text:span text:style-name="T4">/usr/local/share/firemq</text:span>" (это место для архиватора и WEB интерфейса):</text:p>
      <text:p text:style-name="P7">Скопировать содержимое WEB файлов в папку "<text:span text:style-name="T22">data</text:span>".</text:p>
      <text:p text:style-name="P7">Скопировать бинарный файл "<text:span text:style-name="T22">7zzs</text:span>"и файл лицензии "<text:span text:style-name="T22">License Linux '7zzs'.txt</text:span>" в папку <text:span text:style-name="T29">"</text:span><text:span text:style-name="T22">7z</text:span><text:span text:style-name="T29">".</text:span></text:p>
      <text:p text:style-name="P8">mkdir -p firemq-template/usr/local/share/firemq/data</text:p>
      <text:p text:style-name="P8">mkdir -p firemq-template/usr/local/share/firemq/7z</text:p>
      <text:p text:style-name="P7"/>
      <text:p text:style-name="P7"/>
      <text:p text:style-name="P7"><text:span text:style-name="T21">4)</text:span><text:span text:style-name="T30"> </text:span>Директории для изменяемых данных "<text:span text:style-name="T4">/var/...</text:span>" (для записи бэкапов, БД, логов и т.д.):</text:p>
      <text:p text:style-name="P8">mkdir -p firemq-template/var/backups/firemq/Backup</text:p>
      <text:p text:style-name="P8">mkdir -p firemq-template/var/lib/firemq/db</text:p>
      <text:p text:style-name="P8">mkdir -p firemq-template/var/lib/firemq/Info_files</text:p>
      <text:p text:style-name="P8">mkdir -p firemq-template/var/lib/firemq/Downloads</text:p>
      <text:p text:style-name="P8">mkdir -p firemq-template/var/log/firemq</text:p>
      <text:p text:style-name="P7"/>
      <text:p text:style-name="P14"/>
      <text:p text:style-name="P7"><text:span text:style-name="T21">5)</text:span> Файл службы systemd "<text:span text:style-name="T4">/lib/systemd/system</text:span>" (системная папка для DEB пакета):</text:p>
      <text:p text:style-name="P8">mkdir -p firemq-template/lib/systemd/system</text:p>
      <text:p text:style-name="P7"/>
      <text:p text:style-name="P7"/>
      <text:p text:style-name="P7"/>
      <text:p text:style-name="P7"><text:span text:style-name="T21">6)</text:span> Создаём файл службы "<text:span text:style-name="T22">firemq.service</text:span>":</text:p>
      <text:p text:style-name="P8">nano firemq-template/lib/systemd/system/firemq.service</text:p>
      <text:p text:style-name="P7"/>
      <text:p text:style-name="P7"><text:span text:style-name="T31">И</text:span> вставить содержимое:</text:p>
      <text:p text:style-name="P16">```</text:p>
      <text:p text:style-name="P16">[Unit]</text:p>
      <text:p text:style-name="P16">Description=Служба FiReMQ (Файловая ретрансляция и MQTT)</text:p>
      <text:p text:style-name="P16">Documentation=https://gitflic.ru/project/otto/firemq</text:p>
      <text:p text:style-name="P16"><text:soft-page-break/>After=network.target</text:p>
      <text:p text:style-name="P16"/>
      <text:p text:style-name="P16">[Service]</text:p>
      <text:p text:style-name="P16"># Запуск от имени пользователя и группы "firemq"</text:p>
      <text:p text:style-name="P16">User=firemq</text:p>
      <text:p text:style-name="P16">Group=firemq</text:p>
      <text:p text:style-name="P16">Type=simple</text:p>
      <text:p text:style-name="P16"/>
      <text:p text:style-name="P16"># Путь до "FiReMQ" и рабочая папка</text:p>
      <text:p text:style-name="P16">ExecStart=/opt/firemq/FiReMQ</text:p>
      <text:p text:style-name="P16">WorkingDirectory=/opt/firemq</text:p>
      <text:p text:style-name="P16"/>
      <text:p text:style-name="P16"># Режим остановки: не убивать дочерний процесс "ServerUpdater" основной программы "FiReMQ"</text:p>
      <text:p text:style-name="P16">KillMode=process</text:p>
      <text:p text:style-name="P16">TimeoutStopSec=45</text:p>
      <text:p text:style-name="P16"/>
      <text:p text:style-name="P16"># Политика перезапуска: всегда перезапускать при сбое (кроме явной остановки), в случае сбоя перезапуск через 5 сек.</text:p>
      <text:p text:style-name="P16">Restart=on-failure</text:p>
      <text:p text:style-name="P16">RestartSec=5</text:p>
      <text:p text:style-name="P16"/>
      <text:p text:style-name="P16"/>
      <text:p text:style-name="P16"># --- Меры безопасности systemd ---</text:p>
      <text:p text:style-name="P16"/>
      <text:p text:style-name="P16"># Запрет на повышение привилегий процессами сервиса</text:p>
      <text:p text:style-name="P16">NoNewPrivileges=yes</text:p>
      <text:p text:style-name="P16"/>
      <text:p text:style-name="P16"># Защита файловой системы: разрешить запись только в указанные директории</text:p>
      <text:p text:style-name="P16">ProtectSystem=strict</text:p>
      <text:p text:style-name="P16">ReadWritePaths=/etc/firemq /var/lib/firemq /var/backups/ /var/log/firemq /usr/local/share/firemq /opt/firemq /usr/share/doc/firemq</text:p>
      <text:p text:style-name="P16"/>
      <text:p text:style-name="P16"># Изоляция: приватная временная директория, защита домашней директории, приватные пользователи</text:p>
      <text:p text:style-name="P16">PrivateTmp=true</text:p>
      <text:p text:style-name="P16">ProtectHome=true</text:p>
      <text:p text:style-name="P16">PrivateUsers=true</text:p>
      <text:p text:style-name="P16"/>
      <text:p text:style-name="P16"># Разрешение на биндинг привилегированных портов</text:p>
      <text:p text:style-name="P16">CapabilityBoundingSet=CAP_NET_BIND_SERVICE</text:p>
      <text:p text:style-name="P16">AmbientCapabilities=CAP_NET_BIND_SERVICE</text:p>
      <text:p text:style-name="P16"/>
      <text:p text:style-name="P16"># Ограничение системных вызовов (только разрешенные для системных сервисов)</text:p>
      <text:p text:style-name="P16">SystemCallFilter=@system-service</text:p>
      <text:p text:style-name="P16">SystemCallErrorNumber=EPERM</text:p>
      <text:p text:style-name="P16"/>
      <text:p text:style-name="P16"># Ограничение сетевых протоколов: только Unix-сокеты, IPv4, IPv6</text:p>
      <text:p text:style-name="P16">RestrictAddressFamilies=AF_UNIX AF_INET AF_INET6</text:p>
      <text:p text:style-name="P16"/>
      <text:p text:style-name="P16">[Install]</text:p>
      <text:p text:style-name="P16">WantedBy=multi-user.target</text:p>
      <text:p text:style-name="P16"><text:soft-page-break/>```</text:p>
      <text:p text:style-name="P17"/>
      <text:p text:style-name="P7"/>
      <text:p text:style-name="P7"><text:span text:style-name="T21">7)</text:span> Создание директории для лицензии и журнала изменений:</text:p>
      <text:p text:style-name="P8">mkdir -p firemq-template/usr/share/doc/firemq</text:p>
      <text:p text:style-name="P7"/>
      <text:p text:style-name="P7"/>
      <text:p text:style-name="P7">Создаем файл с лицензией</text:p>
      <text:p text:style-name="P8">nano firemq-template/usr/share/doc/firemq/copyright</text:p>
      <text:p text:style-name="P7"/>
      <text:p text:style-name="P7">И вставляем в него:</text:p>
      <text:p text:style-name="P16">```</text:p>
      <text:p text:style-name="P16">MIT License</text:p>
      <text:p text:style-name="P16"/>
      <text:p text:style-name="P16">Copyright (c) 2025 Otto</text:p>
      <text:p text:style-name="P16"/>
      <text:p text:style-name="P16">Permission is hereby granted, free of charge, to any person obtaining a copy</text:p>
      <text:p text:style-name="P16">of this software and associated documentation files (the "Software"), to deal</text:p>
      <text:p text:style-name="P16">in the Software without restriction, including without limitation the rights</text:p>
      <text:p text:style-name="P16">to use, copy, modify, merge, publish, distribute, sublicense, and/or sell</text:p>
      <text:p text:style-name="P16">copies of the Software, and to permit persons to whom the Software is</text:p>
      <text:p text:style-name="P16">furnished to do so, subject to the following conditions:</text:p>
      <text:p text:style-name="P16"/>
      <text:p text:style-name="P16">The above copyright notice and this permission notice shall be included in all</text:p>
      <text:p text:style-name="P16">copies or substantial portions of the Software.</text:p>
      <text:p text:style-name="P16"/>
      <text:p text:style-name="P16">THE SOFTWARE IS PROVIDED "AS IS", WITHOUT WARRANTY OF ANY KIND, EXPRESS OR</text:p>
      <text:p text:style-name="P16">IMPLIED, INCLUDING BUT NOT LIMITED TO THE WARRANTIES OF MERCHANTABILITY,</text:p>
      <text:p text:style-name="P16">FITNESS FOR A PARTICULAR PURPOSE AND NONINFRINGEMENT. IN NO EVENT SHALL THE</text:p>
      <text:p text:style-name="P16">AUTHORS OR COPYRIGHT HOLDERS BE LIABLE FOR ANY CLAIM, DAMAGES OR OTHER</text:p>
      <text:p text:style-name="P16">LIABILITY, WHETHER IN AN ACTION OF CONTRACT, TORT OR OTHERWISE, ARISING FROM,</text:p>
      <text:p text:style-name="P16">OUT OF OR IN CONNECTION WITH THE SOFTWARE OR THE USE OR OTHER DEALINGS IN THE</text:p>
      <text:p text:style-name="P16">SOFTWARE.</text:p>
      <text:p text:style-name="P16">```</text:p>
      <text:p text:style-name="P18"/>
      <text:p text:style-name="P7"/>
      <text:p text:style-name="P19"><text:span text:style-name="T32">8</text:span><text:span text:style-name="T21">)</text:span> Делаем исполняемым основной файл FiReMQ:</text:p>
      <text:p text:style-name="P20">chmod 755 firemq-template/opt/firemq/FiReMQ</text:p>
      <text:p text:style-name="P7"/>
      <text:p text:style-name="P7"/>
      <text:p text:style-name="P7"/>
      <text:p text:style-name="P7"/>
      <text:p text:style-name="P21">Шаг 3: СОЗДАНИЕ УПРАВЛЯЮЩИХ ФАЙЛОВ</text:p>
      <text:p text:style-name="P22"/>
      <text:p text:style-name="P22"><text:span text:style-name="T33">В</text:span> папке DEBIAN <text:span text:style-name="T33">будут</text:span> инструкции для пакетного менеджера.</text:p>
      <text:p text:style-name="P7">Создаём директорию DEBIAN:</text:p>
      <text:p text:style-name="P8">mkdir firemq-template/DEBIAN</text:p>
      <text:p text:style-name="P7"><text:soft-page-break/></text:p>
      <text:p text:style-name="P7"/>
      <text:p text:style-name="P7"/>
      <text:p text:style-name="P7"><text:span text:style-name="T21">1)</text:span> Файл "<text:span text:style-name="T22">control</text:span>" (это "<text:span text:style-name="T34">паспорт</text:span>" пакета):</text:p>
      <text:p text:style-name="P7">Создаём файл "<text:span text:style-name="T22">control</text:span>":</text:p>
      <text:p text:style-name="P8">nano firemq-template/DEBIAN/control</text:p>
      <text:p text:style-name="P7"/>
      <text:p text:style-name="P7"><text:span text:style-name="T35">И</text:span> вставить содержимое:</text:p>
      <text:p text:style-name="P16">```</text:p>
      <text:p text:style-name="P16">Package: firemq</text:p>
      <text:p text:style-name="P16">Version: DUMMY_VERSION</text:p>
      <text:p text:style-name="P16">Architecture: amd64</text:p>
      <text:p text:style-name="P16">Maintainer: FiReMQ Otto &lt;otto@example.com&gt;</text:p>
      <text:p text:style-name="P16">Depends: adduser, systemd, policykit-1, openssl</text:p>
      <text:p text:style-name="P16">Section: net</text:p>
      <text:p text:style-name="P16">Priority: optional</text:p>
      <text:p text:style-name="P16">Description: Файловая ретрансляция по MQTT</text:p>
      <text:p text:style-name="P16">```</text:p>
      <text:p text:style-name="P23"/>
      <text:p text:style-name="P7"/>
      <text:p text:style-name="P7"><text:span text:style-name="T21">2)</text:span> Скрипт "<text:span text:style-name="T22">postinst</text:span>" (выполняется <text:span text:style-name="T34">ПОСЛЕ</text:span> установки файлов):</text:p>
      <text:p text:style-name="P7">Создаём пользователя и группу "<text:span text:style-name="T22">firemq</text:span>", директории, установка прав доступа, запуск службы.</text:p>
      <text:p text:style-name="P7">Создаём файл "<text:span text:style-name="T22">postinst</text:span>":</text:p>
      <text:p text:style-name="P8">nano firemq-template/DEBIAN/postinst</text:p>
      <text:p text:style-name="P7"/>
      <text:p text:style-name="P7"/>
      <text:p text:style-name="P7"><text:span text:style-name="T36">И</text:span> вставить содержимое:</text:p>
      <text:p text:style-name="P16">```</text:p>
      <text:p text:style-name="P16">#!/bin/bash</text:p>
      <text:p text:style-name="P16"/>
      <text:p text:style-name="P16"># Прекратить выполнение при любой ошибке</text:p>
      <text:p text:style-name="P16">set -e</text:p>
      <text:p text:style-name="P16"/>
      <text:p text:style-name="P16"># --- Определение цветов для вывода ---</text:p>
      <text:p text:style-name="P16">if tput setaf 1 &gt;&amp;/dev/null; then</text:p>
      <text:p text:style-name="P16"><text:s text:c="4"/>RED=$(tput setaf 1)</text:p>
      <text:p text:style-name="P16"><text:s text:c="4"/>GREEN=$(tput setaf 2)</text:p>
      <text:p text:style-name="P16"><text:s text:c="4"/>YELLOW=$(tput setaf 3)</text:p>
      <text:p text:style-name="P16"><text:s text:c="4"/>CYAN=$(tput setaf 6)</text:p>
      <text:p text:style-name="P16"><text:s text:c="4"/>BOLD=$(tput bold)</text:p>
      <text:p text:style-name="P16"><text:s text:c="4"/>NC=$(tput sgr0) # No Color (сброс)</text:p>
      <text:p text:style-name="P16">else</text:p>
      <text:p text:style-name="P16"><text:s text:c="4"/># Фолбэк, если tput недоступен</text:p>
      <text:p text:style-name="P16"><text:s text:c="4"/>RED='\033[0;31m'</text:p>
      <text:p text:style-name="P16"><text:s text:c="4"/>GREEN='\033[0;32m'</text:p>
      <text:p text:style-name="P16"><text:s text:c="4"/>YELLOW='\033[0;33m'</text:p>
      <text:p text:style-name="P16"><text:s text:c="4"/>CYAN='\033[0;36m'</text:p>
      <text:p text:style-name="P16"><text:soft-page-break/><text:s text:c="4"/>BOLD='\033[1m'</text:p>
      <text:p text:style-name="P16"><text:s text:c="4"/>NC='\033[0m'</text:p>
      <text:p text:style-name="P16">fi</text:p>
      <text:p text:style-name="P16"/>
      <text:p text:style-name="P16"># --- Стандартная настройка пользователя и директорий ---</text:p>
      <text:p text:style-name="P16"/>
      <text:p text:style-name="P16">if ! getent group firemq &gt;/dev/null; then</text:p>
      <text:p text:style-name="P16"><text:s text:c="4"/>addgroup --system firemq</text:p>
      <text:p text:style-name="P16"><text:s text:c="4"/>echo "Создана группа 'firemq'."</text:p>
      <text:p text:style-name="P16">fi</text:p>
      <text:p text:style-name="P16"/>
      <text:p text:style-name="P16">if ! getent passwd firemq &gt;/dev/null; then</text:p>
      <text:p text:style-name="P16"><text:s text:c="4"/>adduser --system --ingroup firemq --no-create-home --home /opt/firemq --shell /bin/false firemq</text:p>
      <text:p text:style-name="P16"><text:s text:c="4"/>echo "Создан пользователь 'firemq'."</text:p>
      <text:p text:style-name="P16">fi</text:p>
      <text:p text:style-name="P16"/>
      <text:p text:style-name="P16"># Создание директорий</text:p>
      <text:p text:style-name="P16">mkdir -p <text:bookmark-start text:name="__DdeLink__1367_3960414084"/>/etc/firemq/config<text:bookmark-end text:name="__DdeLink__1367_3960414084"/> /etc/firemq/certs</text:p>
      <text:p text:style-name="P16">mkdir -p /var/lib/firemq/db /var/lib/firemq/Info_files /var/lib/firemq/Downloads</text:p>
      <text:p text:style-name="P16">mkdir -p /var/backups/firemq/Backup</text:p>
      <text:p text:style-name="P16">mkdir -p /var/log/firemq</text:p>
      <text:p text:style-name="P16">mkdir -p /usr/local/share/firemq/data /usr/local/share/firemq/7z</text:p>
      <text:p text:style-name="P16"/>
      <text:p text:style-name="P16"># --- Интерактивная настройка FIREMQ_SAN ---</text:p>
      <text:p text:style-name="P16"/>
      <text:p text:style-name="P16">DROP_IN_DIR="/etc/systemd/system/firemq.service.d"</text:p>
      <text:p text:style-name="P16">OVERRIDE_FILE="${DROP_IN_DIR}/override.conf"</text:p>
      <text:p text:style-name="P16"/>
      <text:p text:style-name="P16">if [ "$1" = "configure" ]; then</text:p>
      <text:p text:style-name="P16"><text:s text:c="4"/># Первая установка</text:p>
      <text:p text:style-name="P16"><text:s text:c="4"/>if [ -z "$2" ]; then</text:p>
      <text:p text:style-name="P16"><text:s text:c="8"/>echo -e "${YELLOW}Выполняется первая настройка FiReMQ...${NC}"</text:p>
      <text:p text:style-name="P16"><text:s text:c="8"/>FIREMQ_SAN=""</text:p>
      <text:p text:style-name="P16"><text:s text:c="8"/>while [ -z "$FIREMQ_SAN" ]; do</text:p>
      <text:p text:style-name="P16"><text:s text:c="12"/>read -p "$(echo -e "${BOLD}${CYAN}Пожалуйста, введите публичный IP-адрес или домен для FiReMQ: ${NC}")" FIREMQ_SAN</text:p>
      <text:p text:style-name="P16"><text:s text:c="12"/>if [ -z "$FIREMQ_SAN" ]; then</text:p>
      <text:p text:style-name="P16"><text:s text:c="16"/>echo -e "${RED}Ошибка: это значение не может быть пустым. Пожалуйста, повторите ввод.${NC}"</text:p>
      <text:p text:style-name="P16"><text:s text:c="12"/>fi</text:p>
      <text:p text:style-name="P16"><text:s text:c="8"/>done</text:p>
      <text:p text:style-name="P16"/>
      <text:p text:style-name="P16"><text:s text:c="8"/>echo "Создание конфигурации systemd с FIREMQ_SAN=${FIREMQ_SAN}..."</text:p>
      <text:p text:style-name="P16"><text:s text:c="8"/>mkdir -p "$DROP_IN_DIR"</text:p>
      <text:p text:style-name="P16"><text:s text:c="8"/>cat &gt; "$OVERRIDE_FILE" &lt;&lt;EOF</text:p>
      <text:p text:style-name="P16">[Service]</text:p>
      <text:p text:style-name="P16">Environment="FIREMQ_SAN=${FIREMQ_SAN}"</text:p>
      <text:p text:style-name="P16">EOF</text:p>
      <text:p text:style-name="P16"/>
      <text:p text:style-name="P16"><text:s text:c="4"/># Обновление</text:p>
      <text:p text:style-name="P16"><text:soft-page-break/><text:s text:c="4"/>else</text:p>
      <text:p text:style-name="P16"><text:s text:c="8"/>echo "Обновление FiReMQ... проверка существующей конфигурации."</text:p>
      <text:p text:style-name="P16"><text:s text:c="8"/>if [ -f "$OVERRIDE_FILE" ]; then</text:p>
      <text:p text:style-name="P16"><text:s text:c="12"/>echo -e "${GREEN}Существующая конфигурация FIREMQ_SAN найдена и будет сохранена.${NC}"</text:p>
      <text:p text:style-name="P16"><text:s text:c="8"/>else</text:p>
      <text:p text:style-name="P16"><text:s text:c="12"/>echo -e "${YELLOW}Внимание: конфигурация FIREMQ_SAN не найдена. Возможно, вы обновляетесь со старой версии.${NC}"</text:p>
      <text:p text:style-name="P16"><text:s text:c="12"/>echo -e "${YELLOW}Пожалуйста, создайте файл ${OVERRIDE_FILE} вручную или переустановите пакет.${NC}"</text:p>
      <text:p text:style-name="P16"><text:s text:c="8"/>fi</text:p>
      <text:p text:style-name="P16"><text:s text:c="4"/>fi</text:p>
      <text:p text:style-name="P16">fi</text:p>
      <text:p text:style-name="P16"/>
      <text:p text:style-name="P16"># --- Завершение установки ---</text:p>
      <text:p text:style-name="P16"/>
      <text:p text:style-name="P16"># Установка владельца для директорий</text:p>
      <text:p text:style-name="P16">chown -R firemq:firemq /var/lib/firemq</text:p>
      <text:p text:style-name="P16">chown -R firemq:firemq /var/log/firemq</text:p>
      <text:p text:style-name="P16">chown -R firemq:firemq /var/backups/firemq</text:p>
      <text:p text:style-name="P16">chown -R firemq:firemq /etc/firemq</text:p>
      <text:p text:style-name="P16">chown -R firemq:firemq /opt/firemq</text:p>
      <text:p text:style-name="P16">chown -R firemq:firemq /usr/local/share/firemq</text:p>
      <text:p text:style-name="P16">chown -R firemq:firemq /usr/share/doc/firemq</text:p>
      <text:p text:style-name="P16"/>
      <text:p text:style-name="P16"># Установка прав доступа</text:p>
      <text:p text:style-name="P16">chmod 750 /var/lib/firemq</text:p>
      <text:p text:style-name="P16">chmod 750 /var/log/firemq</text:p>
      <text:p text:style-name="P16">chmod 750 /var/backups/firemq /var/backups/firemq/Backup</text:p>
      <text:p text:style-name="P16">chmod 750 /etc/firemq</text:p>
      <text:p text:style-name="P16">chmod 750 /opt/firemq</text:p>
      <text:p text:style-name="P16">chmod 750 /usr/local/share/firemq</text:p>
      <text:p text:style-name="P16">chmod 750 /usr/share/doc/firemq</text:p>
      <text:p text:style-name="P16"/>
      <text:p text:style-name="P16"># Правило polkit</text:p>
      <text:p text:style-name="P16">mkdir -p /etc/polkit-1/rules.d</text:p>
      <text:p text:style-name="P16">cat &gt;/etc/polkit-1/rules.d/50-firemq-systemctl.rules &lt;&lt;'EOF'</text:p>
      <text:p text:style-name="P16">polkit.addRule(function(action, subject) {</text:p>
      <text:p text:style-name="P16"><text:s text:c="2"/>if (action.id == "org.freedesktop.systemd1.manage-units" &amp;&amp;</text:p>
      <text:p text:style-name="P16"><text:s text:c="6"/>subject.user == "firemq") {</text:p>
      <text:p text:style-name="P16"><text:s text:c="4"/>var verb = action.lookup("verb");</text:p>
      <text:p text:style-name="P16"><text:s text:c="4"/>var unit = action.lookup("unit");</text:p>
      <text:p text:style-name="P16"><text:s text:c="4"/>if ((verb == "start" || verb == "stop" || verb == "restart") &amp;&amp;</text:p>
      <text:p text:style-name="P16"><text:s text:c="8"/>unit == "firemq.service") {</text:p>
      <text:p text:style-name="P16"><text:s text:c="6"/>return polkit.Result.YES;</text:p>
      <text:p text:style-name="P16"><text:s text:c="4"/>}</text:p>
      <text:p text:style-name="P16"><text:s text:c="2"/>}</text:p>
      <text:p text:style-name="P16">});</text:p>
      <text:p text:style-name="P16">EOF</text:p>
      <text:p text:style-name="P16">chown root:root /etc/polkit-1/rules.d/50-firemq-systemctl.rules</text:p>
      <text:p text:style-name="P16"><text:soft-page-break/>chmod 0644 /etc/polkit-1/rules.d/50-firemq-systemctl.rules</text:p>
      <text:p text:style-name="P16"/>
      <text:p text:style-name="P16"># Перечитываем конфигурацию systemd, чтобы он "увидел" новый .service и .conf файлы</text:p>
      <text:p text:style-name="P16">systemctl daemon-reload</text:p>
      <text:p text:style-name="P16"/>
      <text:p text:style-name="P16"># Включаем автозапуск службы</text:p>
      <text:p text:style-name="P16">systemctl enable firemq.service</text:p>
      <text:p text:style-name="P16"/>
      <text:p text:style-name="P16"># Запускаем службу</text:p>
      <text:p text:style-name="P16">systemctl restart firemq.service</text:p>
      <text:p text:style-name="P16"/>
      <text:p text:style-name="P16">echo -e "${GREEN}Служба FiReMQ установлена и запущена.${NC}"</text:p>
      <text:p text:style-name="P16"/>
      <text:p text:style-name="P24">echo -e "${CYAN}Скопируйте из ${RED}/etc/firemq/certs${CYAN} клиентский сертификат ${RED}\"client-cert.pem\"${CYAN}, ключ ${RED}\"client-key.pem\"${CYAN} и серверный корневой сертификат ${RED}\"server-cacert.pem\"${CYAN} <text:span text:style-name="T37">для FiReAgent</text:span>.${NC}"</text:p>
      <text:p text:style-name="P16"/>
      <text:p text:style-name="P16">exit 0</text:p>
      <text:p text:style-name="P16">```</text:p>
      <text:p text:style-name="P23"/>
      <text:p text:style-name="P7"/>
      <text:p text:style-name="P7">Делаем<text:span text:style-name="T9"> </text:span><text:span text:style-name="T38">его</text:span><text:span text:style-name="T9"> </text:span>исполняемым:</text:p>
      <text:p text:style-name="P8">chmod 755 firemq-template/DEBIAN/postinst</text:p>
      <text:p text:style-name="P7"/>
      <text:p text:style-name="P7"/>
      <text:p text:style-name="P7"/>
      <text:p text:style-name="P7"><text:span text:style-name="T21">3)</text:span> Скрипт "<text:span text:style-name="T22">prerm</text:span>" (выполняется <text:span text:style-name="T34">ПЕРЕД</text:span> удалением файлов):</text:p>
      <text:p text:style-name="P7">Этот скрипт корректно остановит и отключит службу перед тем, как файлы пакета будут удалены.</text:p>
      <text:p text:style-name="P7">Создаём файл "<text:span text:style-name="T22">prerm</text:span>":</text:p>
      <text:p text:style-name="P8">nano firemq-template/DEBIAN/prerm</text:p>
      <text:p text:style-name="P7"/>
      <text:p text:style-name="P7"><text:span text:style-name="T39">И </text:span>вставить содержимое:</text:p>
      <text:p text:style-name="P16">```</text:p>
      <text:p text:style-name="P16">#!/bin/bash</text:p>
      <text:p text:style-name="P16"/>
      <text:p text:style-name="P16"># Прекратить выполнение при любой ошибке</text:p>
      <text:p text:style-name="P16">set -e</text:p>
      <text:p text:style-name="P16"/>
      <text:p text:style-name="P16"># Останавливаем службу перед удалением</text:p>
      <text:p text:style-name="P16">systemctl stop firemq.service || true</text:p>
      <text:p text:style-name="P16"/>
      <text:p text:style-name="P16"># Отключаем службу из автозапуска</text:p>
      <text:p text:style-name="P16">systemctl disable firemq.service || true</text:p>
      <text:p text:style-name="P16">```</text:p>
      <text:p text:style-name="P25"/>
      <text:p text:style-name="P7"/>
      <text:p text:style-name="P7"/>
      <text:p text:style-name="P7"><text:soft-page-break/>Делаем <text:span text:style-name="T40">его</text:span> исполняемым:</text:p>
      <text:p text:style-name="P8">chmod 755 firemq-template/DEBIAN/prerm</text:p>
      <text:p text:style-name="P7"/>
      <text:p text:style-name="P7"/>
      <text:p text:style-name="P7"/>
      <text:p text:style-name="P7"><text:span text:style-name="T21">4)</text:span> Скрипт "<text:span text:style-name="T22">postrm</text:span>" (выполняется <text:span text:style-name="T34">ПОСЛЕ</text:span> удаления файлов):</text:p>
      <text:p text:style-name="P7">Этот скрипт подчищает систему.</text:p>
      <text:p text:style-name="P7">Создаём файл "<text:span text:style-name="T22">postrm</text:span>":</text:p>
      <text:p text:style-name="P8">nano firemq-template/DEBIAN/postrm</text:p>
      <text:p text:style-name="P7"/>
      <text:p text:style-name="P7"><text:span text:style-name="T41">И</text:span> вставить содержимое:</text:p>
      <text:p text:style-name="P16">```</text:p>
      <text:p text:style-name="P16">#!/bin/bash</text:p>
      <text:p text:style-name="P16"/>
      <text:p text:style-name="P16"># Прекратить выполнение при любой ошибке</text:p>
      <text:p text:style-name="P16">set -e</text:p>
      <text:p text:style-name="P16"/>
      <text:p text:style-name="P16"># Этот блок выполнится только при ПОЛНОМ удалении пакета (команда purge)</text:p>
      <text:p text:style-name="P16">if [ "$1" = "purge" ]; then</text:p>
      <text:p text:style-name="P16"><text:s text:c="4"/>echo "Выполняется полная очистка FiReMQ..."</text:p>
      <text:p text:style-name="P16"><text:s text:c="4"/># Удаляем polkit-правило</text:p>
      <text:p text:style-name="P16"><text:s text:c="4"/>rm -f /etc/polkit-1/rules.d/50-firemq-systemctl.rules</text:p>
      <text:p text:style-name="P16"/>
      <text:p text:style-name="P16"><text:s text:c="4"/># Удаляем наш drop-in файл с переменной окружения</text:p>
      <text:p text:style-name="P16"><text:s text:c="4"/>rm -f /etc/systemd/system/firemq.service.d/override.conf</text:p>
      <text:p text:style-name="P16"><text:s text:c="4"/># Удаляем саму директорию, если она пуста</text:p>
      <text:p text:style-name="P16"><text:s text:c="4"/>rmdir --ignore-fail-on-non-empty /etc/systemd/system/firemq.service.d</text:p>
      <text:p text:style-name="P16"/>
      <text:p text:style-name="P16"><text:s text:c="4"/># Удаляем переопределение юнита (если есть)</text:p>
      <text:p text:style-name="P16"><text:s text:c="4"/>rm -f /etc/systemd/system/firemq.service</text:p>
      <text:p text:style-name="P16"/>
      <text:p text:style-name="P16"><text:s text:c="4"/># Удаляем каталоги с данными/логами/бэкапами/конфигами</text:p>
      <text:p text:style-name="P16"><text:s text:c="4"/>rm -rf /etc/firemq /usr/local/share/firemq /var/backups/firemq /var/lib/firemq /var/log/firemq</text:p>
      <text:p text:style-name="P16"/>
      <text:p text:style-name="P16"><text:s text:c="4"/># Удаляем пользователя и группу</text:p>
      <text:p text:style-name="P16"><text:s text:c="4"/>if getent passwd firemq &gt;/dev/null; then</text:p>
      <text:p text:style-name="P16"><text:s text:c="8"/>userdel firemq</text:p>
      <text:p text:style-name="P16"><text:s text:c="8"/>echo "Пользователь 'firemq' удален."</text:p>
      <text:p text:style-name="P16"><text:s text:c="4"/>fi</text:p>
      <text:p text:style-name="P16"><text:s text:c="4"/>if getent group firemq &gt;/dev/null; then</text:p>
      <text:p text:style-name="P16"><text:s text:c="8"/>groupdel firemq</text:p>
      <text:p text:style-name="P16"><text:s text:c="8"/>echo "Группа 'firemq' удалена."</text:p>
      <text:p text:style-name="P16"><text:s text:c="4"/>fi</text:p>
      <text:p text:style-name="P16"><text:s text:c="4"/>echo "Полная очистка FiReMQ завершена."</text:p>
      <text:p text:style-name="P16">fi</text:p>
      <text:p text:style-name="P16"/>
      <text:p text:style-name="P16"># Обновляем конфигурацию systemd</text:p>
      <text:p text:style-name="P16">systemctl daemon-reload</text:p>
      <text:p text:style-name="P16"/>
      <text:p text:style-name="P16"><text:soft-page-break/>exit 0</text:p>
      <text:p text:style-name="P16">```</text:p>
      <text:p text:style-name="P7"/>
      <text:p text:style-name="P7"/>
      <text:p text:style-name="P7">Делаем <text:span text:style-name="T40">его</text:span> исполняемым:</text:p>
      <text:p text:style-name="P8">chmod 755 firemq-template/DEBIAN/postrm</text:p>
      <text:p text:style-name="P7"/>
      <text:p text:style-name="P7"/>
      <text:p text:style-name="P7"/>
      <text:p text:style-name="P7"/>
      <text:p text:style-name="P26">Шаг 4: СОЗДАНИЕ СКРИПТА СБОРКИ И САМА СБОРКА</text:p>
      <text:p text:style-name="P7"/>
      <text:p text:style-name="P27"><text:span text:style-name="T42">1)</text:span><text:span text:style-name="T43"> </text:span><text:span text:style-name="T44">С</text:span>озда<text:span text:style-name="T44">ть</text:span> файл <text:span text:style-name="T22">build.sh</text:span> в директории "<text:span text:style-name="T4">~/firemq-deb-builder/</text:span>":</text:p>
      <text:p text:style-name="P8">nano ~/firemq-deb-builder/build.sh</text:p>
      <text:p text:style-name="P28"/>
      <text:p text:style-name="P29">В начале скрипта, чуть ниже меняем дату в строке "<text:span text:style-name="T45">VERSION=</text:span>".</text:p>
      <text:p text:style-name="P28"/>
      <text:p text:style-name="P30">И вставить содержимое:</text:p>
      <text:p text:style-name="P16">```</text:p>
      <text:p text:style-name="P16">#!/bin/bash</text:p>
      <text:p text:style-name="P16">set -e</text:p>
      <text:p text:style-name="P16"/>
      <text:p text:style-name="P16"># --- 1. НАСТРОЙКА ВЕРСИИ ---</text:p>
      <text:p text:style-name="P16">VERSION="0<text:span text:style-name="T46">1</text:span>.1<text:span text:style-name="T47">1</text:span>.25"</text:p>
      <text:p text:style-name="P16"/>
      <text:p text:style-name="P16"/>
      <text:p text:style-name="P16"># --- 2. ПОДГОТОВКА ---</text:p>
      <text:p text:style-name="P16">ARCH="amd64"</text:p>
      <text:p text:style-name="P16">TEMPLATE_DIR="firemq-template"</text:p>
      <text:p text:style-name="P16">BUILD_DIR="firemq_${VERSION}-linux-${ARCH}"</text:p>
      <text:p text:style-name="P16"/>
      <text:p text:style-name="P16">echo "--- Начало сборки пакета ${BUILD_DIR} ---"</text:p>
      <text:p text:style-name="P16"/>
      <text:p text:style-name="P16"># Очистка от предыдущих сборок</text:p>
      <text:p text:style-name="P16">rm -rf "${BUILD_DIR}"</text:p>
      <text:p text:style-name="P16">rm -f "${BUILD_DIR}.deb"</text:p>
      <text:p text:style-name="P16"/>
      <text:p text:style-name="P16"># Копирование шаблона в рабочую директорию с версией</text:p>
      <text:p text:style-name="P16">echo "Создание рабочей директории ${BUILD_DIR}..."</text:p>
      <text:p text:style-name="P16">cp -r "${TEMPLATE_DIR}" "${BUILD_DIR}"</text:p>
      <text:p text:style-name="P16"/>
      <text:p text:style-name="P16"># --- 3. ДИНАМИЧЕСКАЯ ГЕНЕРАЦИЯ ФАЙЛОВ ---</text:p>
      <text:p text:style-name="P16"/>
      <text:p text:style-name="P16"># Обновление версии в файле control</text:p>
      <text:p text:style-name="P16">echo "Обновление версии в DEBIAN/control..."</text:p>
      <text:p text:style-name="P16">sed -i "s/DUMMY_VERSION/${VERSION}/g" "${BUILD_DIR}/DEBIAN/control"</text:p>
      <text:p text:style-name="P16"/>
      <text:p text:style-name="P16"># Создаем и сжимаем changelog (дата генерируется автоматически)</text:p>
      <text:p text:style-name="P16"><text:soft-page-break/>echo "Создание changelog.gz…"</text:p>
      <text:p text:style-name="P16"/>
      <text:p text:style-name="P16"># Преобразуем ДД.ММ.ГГ из VERSION в ГГГГ-ММ-ДД</text:p>
      <text:p text:style-name="P16">FORMATTED_DATE=$(echo ${VERSION} | awk -F. '{print "20" $3 "-" $2 "-" $1}')</text:p>
      <text:p text:style-name="P16"/>
      <text:p text:style-name="P16"># Генерируем дату в формате RFC с указанием времени</text:p>
      <text:p text:style-name="P16">RFC_DATE=$(date -d "${FORMATTED_DATE} 17:00:00" -R)</text:p>
      <text:p text:style-name="P16"/>
      <text:p text:style-name="P16">CHANGELOG_CONTENT="firemq (${VERSION}) unstable; urgency=medium\n\n <text:s/>* Все изменения на GitFlic &lt;https://gitflic.ru/project/otto/firemq/release&gt; или GutHub &lt;https://github.com/Otto17/FiReMQ/releases&gt;.\n\n -- FiReMQ Otto &lt;otto@example.com&gt; <text:s/>${RFC_DATE}"</text:p>
      <text:p text:style-name="P16">echo -e "${CHANGELOG_CONTENT}" &gt; changelog</text:p>
      <text:p text:style-name="P16"/>
      <text:p text:style-name="P16">gzip -9n changelog</text:p>
      <text:p text:style-name="P16">mv changelog.gz "${BUILD_DIR}/usr/share/doc/firemq/changelog.gz"</text:p>
      <text:p text:style-name="P16"/>
      <text:p text:style-name="P16"># --- 4. ФИНАЛИЗАЦИЯ И СБОРКА ---</text:p>
      <text:p text:style-name="P16"/>
      <text:p text:style-name="P16"># Делаем исполняемым основной файл FiReMQ</text:p>
      <text:p text:style-name="P16"># (Предполагается, что вы уже скопировали его в firemq-template/opt/firemq/)</text:p>
      <text:p text:style-name="P16">chmod 755 "${BUILD_DIR}/opt/firemq/FiReMQ"</text:p>
      <text:p text:style-name="P16"/>
      <text:p text:style-name="P16"># Сборка пакета</text:p>
      <text:p text:style-name="P16">echo "Сборка DEB пакета..."</text:p>
      <text:p text:style-name="P16">dpkg-deb --build "${BUILD_DIR}"</text:p>
      <text:p text:style-name="P16"/>
      <text:p text:style-name="P16"># --- 5. ОЧИСТКА ---</text:p>
      <text:p text:style-name="P16">echo "Очистка временной сборочной директории..."</text:p>
      <text:p text:style-name="P16">rm -rf "${BUILD_DIR}"</text:p>
      <text:p text:style-name="P16"/>
      <text:p text:style-name="P16">echo ""</text:p>
      <text:p text:style-name="P16">echo "--- Сборка успешно завершена: ${BUILD_DIR}.deb ---"</text:p>
      <text:p text:style-name="P16">```</text:p>
      <text:p text:style-name="P31"/>
      <text:p text:style-name="P32"/>
      <text:p text:style-name="P32"><text:span text:style-name="Strong_20_Emphasis"><text:span text:style-name="T42">2)</text:span></text:span><text:span text:style-name="Strong_20_Emphasis"><text:span text:style-name="T48"> Делаем</text:span></text:span><text:span text:style-name="Strong_20_Emphasis"><text:span text:style-name="T23"> </text:span></text:span><text:span text:style-name="Strong_20_Emphasis"><text:span text:style-name="T49">его</text:span></text:span><text:span text:style-name="Strong_20_Emphasis"><text:span text:style-name="T23"> исполняемым:</text:span></text:span><text:span text:style-name="T23"> </text:span></text:p>
      <text:p text:style-name="P8">chmod +x ~/firemq-deb-builder/build.sh</text:p>
      <text:p text:style-name="P32"/>
      <text:p text:style-name="P33"/>
      <text:p text:style-name="P34"><text:span text:style-name="Strong_20_Emphasis"><text:span text:style-name="T50">3</text:span></text:span><text:span text:style-name="Strong_20_Emphasis"><text:span text:style-name="T42">)</text:span></text:span><text:span text:style-name="Strong_20_Emphasis"><text:span text:style-name="T48"> </text:span></text:span><text:span text:style-name="Strong_20_Emphasis"><text:span text:style-name="T51">Компилируем</text:span></text:span><text:span text:style-name="Strong_20_Emphasis"><text:span text:style-name="T23">:</text:span></text:span><text:span text:style-name="T23"> </text:span></text:p>
      <text:p text:style-name="P35">./build.sh</text:p>
      <text:p text:style-name="P36"/>
      <text:p text:style-name="P36"/>
      <text:p text:style-name="P7">Если всё прошло без ошибок, в текущей директории (<text:span text:style-name="T4">~/firemq-deb-builder/</text:span>) появится готовый файл, <text:span text:style-name="T52">например с таким названием</text:span>: <text:span text:style-name="T22">firemq-0</text:span><text:span text:style-name="T53">1</text:span><text:span text:style-name="T22">.1</text:span><text:span text:style-name="T54">1</text:span><text:span text:style-name="T22">.25-</text:span><text:span text:style-name="T55">linux</text:span><text:span text:style-name="T22">-amd64.deb</text:span>.</text:p>
      <text:p text:style-name="P37"/>
      <text:p text:style-name="P7"/>
      <text:p text:style-name="P7"/>
      <text:p text:style-name="P7"><text:soft-page-break/></text:p>
      <text:p text:style-name="P26">Шаг 5: ПРОВЕРКА И ТЕСТИРОВАНИЕ</text:p>
      <text:p text:style-name="P7"/>
      <text:p text:style-name="P7"><text:span text:style-name="T21">1)</text:span> Проверка пакета на ошибки (<text:span text:style-name="T18">не обязательно</text:span>):</text:p>
      <text:p text:style-name="P7">Утилита lintian проверит пакет на соответствие стандартам Debian</text:p>
      <text:p text:style-name="P8">lintian ./firemq-*-linux-amd64.deb</text:p>
      <text:p text:style-name="P7"/>
      <text:p text:style-name="P38"/>
      <text:p text:style-name="P7"><text:span text:style-name="T21">2)</text:span> Установка собранного пакета:</text:p>
      <text:p text:style-name="P8">apt install ./firemq-*-linux-amd64.deb</text:p>
      <text:p text:style-name="P7"/>
      <text:p text:style-name="P7"/>
      <text:p text:style-name="P7"><text:span text:style-name="T21">3)</text:span> Проверка работы FiReMQ:</text:p>
      <text:p text:style-name="P7">Проверяем, что служба запущена и работает.</text:p>
      <text:p text:style-name="P8">systemctl status firemq</text:p>
      <text:p text:style-name="P7"/>
      <text:p text:style-name="P7">Смотрим логи службы в реальном времени.</text:p>
      <text:p text:style-name="P8">journalctl -u firemq -f</text:p>
      <text:p text:style-name="P7"/>
      <text:p text:style-name="P14"/>
      <text:p text:style-name="P7"><text:span text:style-name="T21">4)</text:span> Проверка удаления FiReMQ:</text:p>
      <text:p text:style-name="P7">Обычное удаление (оставляет конфиги, БД и т. д.).</text:p>
      <text:p text:style-name="P8">apt remove firemq</text:p>
      <text:p text:style-name="P7"/>
      <text:p text:style-name="P7">Полное удаление (удаляет все директории <text:span text:style-name="T22">firemq</text:span>).</text:p>
      <text:p text:style-name="P8">apt purge firemq</text:p>
      <text:p text:style-name="P7"/>
      <text:p text:style-name="P7">Проверьте, что файл polkit удалён и каталогов нет.</text:p>
      <text:p text:style-name="P8">test ! -f /etc/polkit-1/rules.d/50-firemq-systemctl.rules &amp;&amp; echo OK<text:bookmark-end text:name="__DdeLink__1700_1379458100"/></text:p>
      <text:p text:style-name="P32"/>
      <text:p text:style-name="P32"/>
      <text:p text:style-name="P32"/>
      <text:p text:style-name="P32"/>
      <text:p text:style-name="P39">ПРИМЕЧАНИЕ</text:p>
      <text:p text:style-name="P32"/>
      <text:p text:style-name="P40">Если потребуется изменить переменную окружения "<text:span text:style-name="T22">FIREMQ_SAN</text:span>", <text:span text:style-name="T9">то можно выполнить в терминале "</text:span><text:span text:style-name="T56">sudo systemctl edit firemq.service</text:span><text:span text:style-name="T9">", </text:span><text:span text:style-name="T57">исправив</text:span><text:span text:style-name="T9"> в строке:</text:span></text:p>
      <text:p text:style-name="P41">```</text:p>
      <text:p text:style-name="P41">[Service]</text:p>
      <text:p text:style-name="P41">Environment="FIREMQ_SAN=77.77.77.77"</text:p>
      <text:p text:style-name="P41">```</text:p>
      <text:p text:style-name="P40"><text:span text:style-name="T27">IP</text:span>-адрес или домен на нужный, затем сохранить <text:span text:style-name="T58">файл </text:span>и выполнить <text:s/><text:span text:style-name="T58">перезапуск демона и </text:span><text:span text:style-name="T59">firemq </text:span>"<text:span text:style-name="T60">sudo systemctl daemon-reload &amp;&amp; sudo systemctl restart firemq.service</text:span>".</text:p>
      <text:p text:style-name="P4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349cm" style:type="center"/>
          <style:tab-stop style:position="18.69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349cm" style:type="center"/>
          <style:tab-stop style:position="18.69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349cm" style:type="center"/>
          <style:tab-stop style:position="18.69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88cm" fo:margin-right="1.21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6T11:55:28.225120300</meta:creation-date>
    <dc:date>2025-11-01T16:50:09.965936800</dc:date>
    <meta:editing-duration>PT5H29M28S</meta:editing-duration>
    <meta:editing-cycles>112</meta:editing-cycles>
    <meta:generator>LibreOffice/25.8.2.2$Windows_X86_64 LibreOffice_project/d401f2107ccab8f924a8e2df40f573aab7605b6f</meta:generator>
    <meta:document-statistic meta:table-count="0" meta:image-count="0" meta:object-count="0" meta:page-count="12" meta:paragraph-count="386" meta:word-count="1800" meta:character-count="15946" meta:non-whitespace-character-count="14133"/>
  </office:meta>
</office:document-meta>
</file>